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,220,978,978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,072,349,794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825,018,190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695,825,708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894,813,504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691,544,192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,510,126,699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,437,982,839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,142,591,375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,059,094,048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985,240,986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697,565,948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460,561,215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337,362,392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270,080,250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139,754,799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91,387,870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931,833,302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14,500,299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999,477,510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967,338,348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937,741,468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007,791,18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53:49.718143885</dc:date>
    <meta:editing-duration>PT59M54S</meta:editing-duration>
    <meta:editing-cycles>33</meta:editing-cycles>
    <meta:generator>LibreOffice/7.2.6.2$Linux_X86_64 LibreOffice_project/20$Build-2</meta:generator>
    <meta:document-statistic meta:table-count="1" meta:cell-count="48" meta:object-count="0"/>
  </office:meta>
</office:document-meta>
</file>